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5pt" style:font-size-asian="11.5pt"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 m'intéresse dans ce TIPE à la modélisation et à la représentation informatique d'une scène tridimensionnelle la plus réaliste possible, et donc à la résolution des problèmes que pose la création d'un tel programme.</text:p>
      <text:p text:style-name="P1"/>
      <text:p text:style-name="P1"/>
      <text:p text:style-name="P1">Pour commencer, il existe principalement deux méthodes de calcul de l'image.</text:p>
      <text:p text:style-name="P1"/>
      <text:p text:style-name="P1">La première est celle dite du Z-buffer. Cette méthode repose sur une discrétisation des objets. Chacun des objets est d'abord décomposé en un certain nombre de points. Puis, pour chacun des points, on calcule sa projection sur l'écran, qui appartient à un pixel. Là, deux cas de figures sont possibles. Soit le pixel est vide, auquel cas le point est stocké dans le pixel, soit un autre point y est déjà stocké, dans ce cas-là, on les compare pour choisir le plus proche, qui est stocké dans le pixel.</text:p>
      <text:p text:style-name="P1">Cette méthode a l'avantage d'être rapide si le nombre de points requis est faible. Mais dès qu'il devient trop important, ce qui arrive vite, puisque le nombre de points dépend de la surface des objets, il pose d'une part un problème de mémoire, puisqu'il faut stocker tous les points, et d'autre part de vitesse, puisqu'il faut balayer tous les points.</text:p>
      <text:p text:style-name="P1"/>
      <text:p text:style-name="P1">La seconde méthode est celle du lancer de rayon, qui adopte le point de vue inverse. Ici, on lance un rayon partant de chaque pixel, et on va chercher les points d'intersection avec les différents objets. Cette méthode nécessite, certes, plus calcul, mais pas de stockage. Qui plus est, le temps de calcul évolue ici de manière linéaire en fonction du nombre d'objet.</text:p>
      <text:p text:style-name="P1"/>
      <text:p text:style-name="P1">J'ai donc choisi cette dernière méthode, plus rapide pour de grandes scènes, et qui présentera aussi d'autres avantages dans la suite du problème.</text:p>
      <text:p text:style-name="P1"/>
      <text:p text:style-name="P1">Le choix de la méthode du lancer de rayon conduit naturellement à une autre question : quels objets peut-on représenter avec cette méthode. En théorie, on peut tout faire, mais du point de vue pratique, il y a des distinctions à faire.</text:p>
      <text:p text:style-name="P1">Soit, les surfaces sont telles qu'on peut calculer formellement les points d'intersection avec une droite, auquel cas, on les connaît facilement.</text:p>
      <text:p text:style-name="P1">Soit, les solutions de l'intersection n'ont pas d'expression explicite, il faut alors passer pour une résolution numérique.</text:p>
      <text:p text:style-name="P1">Je ne me suis intéressé qu'au premier cas, plus simple, pour traiter le problème. J'ai donc implémenté des figures planes, des cylindres et des sphères, ce qui donne la scène de la figure 1.1.</text:p>
      <text:p text:style-name="P1"/>
      <text:p text:style-name="P1">La question suivante dans la recherche d'une scène réaliste est celle de la mise en place des ombres et de l'éclairage. C'est ici que l'on prend conscience d'un des avantages du lancer de rayon. En effet, pour calculer l'éclairement en un point, il faut déterminer si le rayon partant d'une source lumineuse en direction de ce point est intercepté ou non. Et ceci peut-être géré exactement de la même façon que les rayons lancés depuis l'écran, avec le même algorithme.. Ceci facilite grandement les calculs d'éclairement, donnant ainsi la figure 1.2.</text:p>
      <text:p text:style-name="P1">On remarque ensuite que l'on peut aussi appliquer l'algorithme gérant les rayons au calcul de réflexions, à l'aide d'une petite formule établissant la direction du rayon réfléchi écrite ici, ce qui donne la figure 1.3.</text:p>
      <text:p text:style-name="P1"/>
      <text:p text:style-name="P1">Enfin, je me suis intéressé au problème des textures.</text:p>
      <text:p text:style-name="P1">Une texture est une image, un motif que l'on colle sur une surface. </text:p>
      <text:p text:style-name="P1">C'est, dans certains cas, plus difficile à faire que dans d'autres, comme par exemple pour les sphères, où, si on veut appliquer une texture, il faut chercher à minimiser les déformations. Je ne me suis intéressé dans la suite qu'à des cas simples, où la texture peut facilement être appliquées, à savoir sur les surfaces planes et les cylindres.</text:p>
      <text:p text:style-name="P1">Jusqu'à présent, seules des textures unies ont été utilisées, et leur manque de réalisme est justement dû au caractère uni. Pour résoudre ce problème, la solution est de perturber la texture, on dira qu'on y ajoute un bruit. L'algorithme naïf consiste en l'ajout d'un bruit aléatoire, dont les résultats sont visibles sur les figures 2.1 et 1.4. Ici, le manque de réalisme est dû au caractère discontinu que provoque le bruit aléatoire. D'où la nécessité d'un bruit possédant une certaine cohérence.</text:p>
      <text:p text:style-name="P1">On va l'obtenir en interpolant un bruit aléatoire.</text:p>
      <text:p text:style-name="P1">On part donc d'un bruit aléatoire, et on va l'interpoler en choisissant un certain nombre de points. Plus le nombre de points choisi sera grand, plus la figure obtenue sera détaillée, inversement, moins on choisit de points, plus on aura une cohérence globale. On obtient donc un ensemble de figures d'interpolation, que l'on va ensuite superposer de manière pondérée, en fonction du résultat souhaité. On obtient ainsi un bruit cohérent..</text:p>
      <text:p text:style-name="P1">On l'applique ensuite pour obtenir des textures cohérentes, comme dans la figure 2.2. </text:p>
      <text:p text:style-name="P1">En allant plus loin, on peut même, en jouant sur la façon d'interpoler, obtenir d'autres types de textures, comme celles de la figure 2.3.</text:p>
      <text:p text:style-name="P1">L'application de ces textures aboutit à la scène présentée dans la figure 1.5, bilan actuel de l'algorith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17cm" fo:margin-bottom="0.861cm" fo:margin-left="0.873cm" fo:margin-right="0.86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9:50:13.68</meta:creation-date>
    <dc:date>2014-06-09T11:51:15.26</dc:date>
    <meta:editing-duration>PT1H15M8S</meta:editing-duration>
    <meta:editing-cycles>7</meta:editing-cycles>
    <meta:generator>OpenOffice.org/3.4.1$Win32 OpenOffice.org_project/341m1$Build-9593</meta:generator>
    <meta:document-statistic meta:table-count="0" meta:image-count="0" meta:object-count="0" meta:page-count="1" meta:paragraph-count="21" meta:word-count="814" meta:character-count="4911"/>
  </office:meta>
</office:document-meta>
</file>